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left="0cm" fo:margin-right="0cm" fo:text-indent="0cm" style:auto-text-indent="false"/>
    </style:style>
    <style:style style:name="P2" style:family="paragraph" style:parent-style-name="Text_20_body" style:list-style-name="L1"/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text-properties fo:font-weight="bold"/>
    </style:style>
    <style:style style:name="P8" style:family="paragraph" style:parent-style-name="Text_20_body" style:list-style-name="L3">
      <style:paragraph-properties fo:margin-left="0cm" fo:margin-right="0cm" fo:text-indent="0cm" style:auto-text-indent="false"/>
    </style:style>
    <style:style style:name="P9" style:family="paragraph" style:parent-style-name="Text_20_body" style:list-style-name="L4">
      <style:text-properties fo:font-weight="bold"/>
    </style:style>
    <style:style style:name="P10" style:family="paragraph" style:parent-style-name="Text_20_body" style:list-style-name="L4">
      <style:paragraph-properties fo:margin-left="0cm" fo:margin-right="0cm" fo:text-indent="0cm" style:auto-text-indent="false"/>
    </style:style>
    <style:style style:name="P11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12" style:family="paragraph" style:parent-style-name="Text_20_body" style:list-style-name="L4"/>
    <style:style style:name="T1" style:family="text">
      <style:text-properties fo:font-weight="bold"/>
    </style:style>
    <style:style style:name="T2" style:family="text">
      <style:text-properties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Classe <text:span text:style-name="Source_20_Text">Individuo</text:span></text:h>
      <text:p text:style-name="Text_20_body">Representa uma solução (uma rota específica).</text:p>
      <text:list text:style-name="L1">
        <text:list-item>
          <text:p text:style-name="P1"><text:bookmark text:name="p-rc_1b41a5c6830b95f1-43"/><text:span text:style-name="T1">Atributos:</text:span> <text:span text:style-name="Source_20_Text">rota</text:span> (lista de cidades) e <text:span text:style-name="Source_20_Text">fitness</text:span> (distância total da rota).</text:p>
        </text:list-item>
        <text:list-item>
          <text:p text:style-name="P2"><text:span text:style-name="T1">Métodos:</text:span> Um método para calcular o fitness acessando a matriz de distâncias.</text:p>
        </text:list-item>
      </text:list>
      <text:h text:style-name="Heading_20_3" text:outline-level="3">2. Classe <text:span text:style-name="Source_20_Text">TSP</text:span> (Ambiente)</text:h>
      <text:p text:style-name="P3"><text:bookmark text:name="p-rc_1b41a5c6830b95f1-44"/>Responsável por carregar as instâncias (<text:span text:style-name="T1">LAU15</text:span> ou <text:span text:style-name="T1">SGB128</text:span>) e fornecer as distâncias.</text:p>
      <text:list text:style-name="L2">
        <text:list-item>
          <text:p text:style-name="P4"><text:span text:style-name="T1">Atributos:</text:span> Matriz de distâncias (lida do arquivo).</text:p>
        </text:list-item>
        <text:list-item>
          <text:p text:style-name="P4"><text:span text:style-name="T1">Métodos:</text:span> <text:span text:style-name="Source_20_Text">calcular_distancia(cidade_a, cidade_b)</text:span> para ser usado pelo indivíduo.</text:p>
        </text:list-item>
      </text:list>
      <text:h text:style-name="Heading_20_3" text:outline-level="3">3. Classe <text:span text:style-name="Source_20_Text">GeneticAlgorithm</text:span></text:h>
      <text:p text:style-name="P3"><text:bookmark text:name="p-rc_1b41a5c6830b95f1-45"/>É o "motor" que orquestra as gerações. Para o seu trabalho, o ideal é que ela receba os parâmetros do teste fatorial no construtor.</text:p>
      <text:list text:style-name="L3">
        <text:list-item>
          <text:p text:style-name="P5"><text:bookmark text:name="p-rc_1b41a5c6830b95f1-46"/><text:span text:style-name="T1">Atributos:</text:span> Tamanho da população, taxa de cruzamento, taxa de mutação e o <text:span text:style-name="T1">tipo de operador</text:span>.</text:p>
          <text:p text:style-name="P6">+1</text:p>
        </text:list-item>
        <text:list-item>
          <text:p text:style-name="P7">Principais Métodos:</text:p>
          <text:list>
            <text:list-item>
              <text:p text:style-name="P5"><text:bookmark text:name="p-rc_1b41a5c6830b95f1-47"/><text:span text:style-name="Source_20_Text">evolucao()</text:span>: O loop principal das gerações.</text:p>
              <text:p text:style-name="P6">+1</text:p>
            </text:list-item>
            <text:list-item>
              <text:p text:style-name="P8"><text:bookmark text:name="p-rc_1b41a5c6830b95f1-48"/><text:span text:style-name="Source_20_Text">selecao()</text:span>: Implementa o torneio ou roleta.</text:p>
            </text:list-item>
            <text:list-item>
              <text:p text:style-name="P8"><text:bookmark text:name="p-rc_1b41a5c6830b95f1-49"/><text:span text:style-name="Source_20_Text">crossover()</text:span>: Aqui você usa um <text:span text:style-name="Source_20_Text">if</text:span> ou o padrão <text:span text:style-name="T2">Strategy</text:span> para escolher entre <text:span text:style-name="T1">OX</text:span>, <text:span text:style-name="T1">PMX</text:span> ou <text:span text:style-name="T1">CX</text:span>.</text:p>
            </text:list-item>
            <text:list-item>
              <text:p text:style-name="P8"><text:bookmark text:name="p-rc_1b41a5c6830b95f1-50"/><text:span text:style-name="Source_20_Text">mutacao()</text:span>: Realiza a troca de posição.</text:p>
            </text:list-item>
          </text:list>
        </text:list-item>
      </text:list>
      <text:p text:style-name="Horizontal_20_Line"/>
      <text:h text:style-name="Heading_20_3" text:outline-level="3">4. Classe <text:span text:style-name="Source_20_Text">Experimento</text:span> (O Teste Fatorial)</text:h>
      <text:p text:style-name="P3"><text:bookmark text:name="p-rc_1b41a5c6830b95f1-51"/>Como o roteiro pede 10 a 20 execuções independentes para cada configuração, uma classe separada para gerenciar isso evita erros manuais.</text:p>
      <text:list text:style-name="L4">
        <text:list-item>
          <text:p text:style-name="P9">Lógica:</text:p>
          <text:list>
            <text:list-item>
              <text:p text:style-name="P10"><text:bookmark text:name="p-rc_1b41a5c6830b95f1-52"/>Cria uma lista com os níveis de cada fator (ex: <text:span text:style-name="Source_20_Text">populacoes = [50, 100]</text:span>).</text:p>
            </text:list-item>
            <text:list-item>
              <text:p text:style-name="P10"><text:bookmark text:name="p-rc_1b41a5c6830b95f1-53"/>Usa o <text:span text:style-name="Source_20_Text">itertools.product</text:span> para gerar todas as 24=16 combinações.</text:p>
            </text:list-item>
            <text:list-item>
              <text:p text:style-name="P10"><text:bookmark text:name="p-rc_1b41a5c6830b95f1-54"/>Para cada combinação, roda o <text:span text:style-name="Source_20_Text">GeneticAlgorithm</text:span> 20 vezes com sementes diferentes.</text:p>
            </text:list-item>
            <text:list-item>
              <text:p text:style-name="P11"><text:bookmark text:name="p-rc_1b41a5c6830b95f1-55"/>Salva os resultados (melhor, pior, média, desvio padrão) em um arquivo (CSV é ótimo para gerar as tabelas e gráficos depois).</text:p>
              <text:p text:style-name="P12"><text:soft-page-break/>+2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9T13:07:36.324285979</meta:creation-date>
    <dc:date>2026-04-29T13:08:25.990190169</dc:date>
    <meta:editing-duration>PT51S</meta:editing-duration>
    <meta:editing-cycles>1</meta:editing-cycles>
    <meta:document-statistic meta:table-count="0" meta:image-count="0" meta:object-count="0" meta:page-count="2" meta:paragraph-count="26" meta:word-count="245" meta:character-count="1469" meta:non-whitespace-character-count="1267"/>
    <meta:generator>LibreOffice/25.8.6.2$Linux_X86_64 LibreOffice_project/580$Build-2</meta:generator>
  </office:meta>
</office:document-meta>
</file>